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heavy" svg:font-family="'Helvetica heavy'"/>
    <style:font-face style:name="Helvetica light" svg:font-family="'Helvetica light'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6pt" fo:font-weight="bold" officeooo:rsid="0006a1f1" officeooo:paragraph-rsid="0006a1f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size="12pt" fo:font-weight="bold" officeooo:rsid="0007c4b7" officeooo:paragraph-rsid="0007c4b7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roids</text:p>
      <text:p text:style-name="P2">Asteroid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heavy" svg:font-family="'Helvetica heavy'"/>
    <style:font-face style:name="Helvetica light" svg:font-family="'Helvetica light'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8:49.663000000</meta:creation-date>
    <dc:date>2018-01-08T12:20:17.534000000</dc:date>
    <meta:editing-duration>PT1M14S</meta:editing-duration>
    <meta:editing-cycles>1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2" meta:word-count="2" meta:character-count="18" meta:non-whitespace-character-count="18"/>
  </office:meta>
</office:document-meta>
</file>